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2.421cm"/>
    </style:style>
    <style:style style:name="gr2" style:family="graphic" style:parent-style-name="standard">
      <style:graphic-properties svg:stroke-width="0.018cm" svg:stroke-color="#999999" draw:marker-start-width="0.219cm" draw:marker-end-width="0.219cm" draw:fill="none" draw:textarea-horizontal-align="justify" draw:textarea-vertical-align="middle" draw:auto-grow-height="false" fo:min-height="2.083cm" fo:min-width="8.31cm" fo:padding-top="0.122cm" fo:padding-bottom="0.122cm" fo:padding-left="0.247cm" fo:padding-right="0.247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357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6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849cm"/>
    </style:style>
    <style:style style:name="gr12" style:family="graphic" style:parent-style-name="standard">
      <style:graphic-properties draw:opacity="100%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4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7" style:family="graphic" style:parent-style-name="standard">
      <style:graphic-properties svg:stroke-width="0.018cm" svg:stroke-color="#999999" draw:marker-start-width="0.219cm" draw:marker-end-width="0.219cm" draw:fill="none" draw:textarea-horizontal-align="justify" draw:textarea-vertical-align="middle" draw:auto-grow-height="false" fo:min-height="5.58cm" fo:min-width="8.378cm" fo:padding-top="0.122cm" fo:padding-bottom="0.122cm" fo:padding-left="0.247cm" fo:padding-right="0.247cm"/>
    </style:style>
    <style:style style:name="gr18" style:family="graphic" style:parent-style-name="objectwithoutfill">
      <style:graphic-properties draw:marker-end="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26cm"/>
    </style:style>
    <style:style style:name="gr21" style:family="graphic" style:parent-style-name="standard">
      <style:graphic-properties svg:stroke-width="0.018cm" svg:stroke-color="#999999" draw:marker-start-width="0.219cm" draw:marker-end-width="0.219cm" draw:fill="none" draw:textarea-horizontal-align="justify" draw:textarea-vertical-align="middle" draw:auto-grow-height="false" fo:min-height="5.459cm" fo:min-width="11.178cm" fo:padding-top="0.122cm" fo:padding-bottom="0.122cm" fo:padding-left="0.247cm" fo:padding-right="0.2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65cm"/>
    </style:style>
    <style:style style:name="gr26" style:family="graphic" style:parent-style-name="objectwithoutfill">
      <style:graphic-properties draw:marker-start="" draw:marker-end="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28" style:family="graphic" style:parent-style-name="objectwithoutfill">
      <style:graphic-properties draw:marker-start="" draw:marker-end="Arrow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="none" draw:fill-color="#ffffff"/>
      <style:text-properties fo:color="#999999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0.762cm" svg:x="7.985cm" svg:y="13.573cm">
          <text:p text:style-name="P1"><text:span text:style-name="T1">Exp.Env</text:span><text:span text:style-name="T1">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144cm" svg:height="2.667cm" svg:x="3.54cm" svg:y="7.858cm">
          <text:p/>
          <draw:enhanced-geometry svg:viewBox="0 0 21600 21600" draw:path-stretchpoint-x="10800" draw:path-stretchpoint-y="10800" draw:text-areas="?f3 ?f4 ?f5 ?f6" draw:type="round-rectangle" draw:modifiers="4700.66023362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32cm" svg:height="1.016cm" svg:x="5.318cm" svg:y="6.334cm">
          <text:p text:style-name="P1"><text:span text:style-name="T1">PA</text:span><text:span text:style-name="T1">Ds</text:span><text:span text:style-name="T1">yn</text:span><text:span text:style-name="T1">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032cm" svg:height="1.016cm" svg:x="4.937cm" svg:y="8.874cm">
          <text:p text:style-name="P1"><text:span text:style-name="T1">Si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4cm" svg:height="1.016cm" svg:x="9.636cm" svg:y="8.874cm">
          <text:p text:style-name="P1"><text:span text:style-name="T1">Distor</text:span><text:span text:style-name="T1">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032cm" svg:height="1.016cm" svg:x="10.017cm" svg:y="6.334cm">
          <text:p text:style-name="P1"><text:span text:style-name="T1">Lowpa</text:span><text:span text:style-name="T1">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08cm" svg:height="0.508cm" draw:transform="rotate (-1.5707963267949) translate (9.001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9.001cm" svg:y1="6.842cm" svg:x2="10.017cm" svg:y2="6.842cm">
          <text:p/>
        </draw:line>
        <draw:line draw:style-name="gr7" draw:text-style-name="P3" draw:layer="layout" svg:x1="7.35cm" svg:y1="6.842cm" svg:x2="8.493cm" svg:y2="6.842cm">
          <text:p/>
        </draw:line>
        <draw:line draw:style-name="gr6" draw:text-style-name="P3" draw:layer="layout" svg:x1="8.747cm" svg:y1="5.064cm" svg:x2="8.747cm" svg:y2="6.588cm">
          <text:p/>
        </draw:line>
        <draw:line draw:style-name="gr6" draw:text-style-name="P3" draw:layer="layout" svg:x1="10.398cm" svg:y1="4.048cm" svg:x2="10.398cm" svg:y2="6.334cm">
          <text:p/>
        </draw:line>
        <draw:line draw:style-name="gr7" draw:text-style-name="P3" draw:layer="layout" svg:x1="7.35cm" svg:y1="5.064cm" svg:x2="8.747cm" svg:y2="5.064cm">
          <text:p/>
        </draw:line>
        <draw:frame draw:style-name="gr8" draw:text-style-name="P4" draw:layer="layout" svg:width="1.857cm" svg:height="0.581cm" svg:x="7.604cm" svg:y="4.483cm">
          <draw:text-box>
            <text:p><text:span text:style-name="T2">PA</text:span><text:span text:style-name="T2">D.</text:span><text:span text:style-name="T2">Ga</text:span><text:span text:style-name="T2">in</text:span></text:p>
          </draw:text-box>
        </draw:frame>
        <draw:custom-shape draw:style-name="gr9" draw:text-style-name="P2" draw:layer="layout" svg:width="3.429cm" svg:height="0.762cm" svg:x="3.921cm" svg:y="3.667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7.35cm" svg:y1="4.048cm" svg:x2="10.398cm" svg:y2="4.048cm">
          <text:p/>
        </draw:line>
        <draw:frame draw:style-name="gr10" draw:text-style-name="P4" draw:layer="layout" svg:width="2.195cm" svg:height="0.581cm" svg:x="7.604cm" svg:y="3.413cm">
          <draw:text-box>
            <text:p><text:span text:style-name="T2">PAD.Cuto</text:span><text:span text:style-name="T2">ff</text:span></text:p>
          </draw:text-box>
        </draw:frame>
        <draw:line draw:style-name="gr7" draw:text-style-name="P3" draw:layer="layout" svg:x1="7.35cm" svg:y1="3.032cm" svg:x2="10.906cm" svg:y2="3.032cm">
          <text:p/>
        </draw:line>
        <draw:frame draw:style-name="gr11" draw:text-style-name="P4" draw:layer="layout" svg:width="1.349cm" svg:height="0.581cm" svg:x="7.604cm" svg:y="2.397cm">
          <draw:text-box>
            <text:p><text:span text:style-name="T2">PAD.Q</text:span></text:p>
          </draw:text-box>
        </draw:frame>
        <draw:line draw:style-name="gr6" draw:text-style-name="P3" draw:layer="layout" svg:x1="10.906cm" svg:y1="3.032cm" svg:x2="10.906cm" svg:y2="6.334cm">
          <text:p/>
        </draw:line>
        <draw:line draw:style-name="gr6" draw:text-style-name="P3" draw:layer="layout" svg:x1="8.62cm" svg:y1="9.382cm" svg:x2="9.636cm" svg:y2="9.382cm">
          <text:p/>
        </draw:line>
        <draw:g>
          <draw:custom-shape draw:style-name="gr12" draw:text-style-name="P5" draw:layer="layout" svg:width="0.508cm" svg:height="0.508cm" svg:x="4.556cm" svg:y="15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4.641cm" svg:y1="15.732cm" svg:x2="4.98cm" svg:y2="15.732cm">
            <text:p/>
          </draw:line>
          <draw:line draw:style-name="gr7" draw:text-style-name="P3" draw:layer="layout" svg:x1="4.81cm" svg:y1="15.563cm" svg:x2="4.81cm" svg:y2="15.902cm">
            <text:p/>
          </draw:line>
        </draw:g>
        <draw:line draw:style-name="gr6" draw:text-style-name="P3" draw:layer="layout" svg:x1="4.81cm" svg:y1="13.192cm" svg:x2="4.81cm" svg:y2="15.478cm">
          <text:p/>
        </draw:line>
        <draw:line draw:style-name="gr6" draw:text-style-name="P3" draw:layer="layout" svg:x1="12.176cm" svg:y1="9.382cm" svg:x2="14.462cm" svg:y2="9.382cm">
          <text:p/>
        </draw:line>
        <draw:line draw:style-name="gr6" draw:text-style-name="P3" draw:layer="layout" svg:x1="6.969cm" svg:y1="15.732cm" svg:x2="8.62cm" svg:y2="15.732cm">
          <text:p/>
        </draw:line>
        <draw:custom-shape draw:style-name="gr13" draw:text-style-name="P2" draw:layer="layout" svg:width="1.905cm" svg:height="1.016cm" svg:x="8.62cm" svg:y="15.224cm">
          <text:p text:style-name="P1"><text:span text:style-name="T1">16x S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34cm" svg:height="0.747cm" svg:x="3.673cm" svg:y="1.635cm">
          <draw:text-box>
            <text:p><text:span text:style-name="T3">PADsynth</text:span></text:p>
          </draw:text-box>
        </draw:frame>
        <draw:frame draw:style-name="gr15" draw:text-style-name="P6" draw:layer="layout" svg:width="2.788cm" svg:height="0.747cm" svg:x="3.8cm" svg:y="7.985cm">
          <draw:text-box>
            <text:p><text:span text:style-name="T3">Modulat</text:span><text:span text:style-name="T3">or</text:span></text:p>
          </draw:text-box>
        </draw:frame>
        <draw:frame draw:style-name="gr16" draw:text-style-name="P4" draw:layer="layout" svg:width="2.413cm" svg:height="0.635cm" svg:x="3.54cm" svg:y="15.986cm">
          <draw:text-box>
            <text:p><text:span text:style-name="T2">Mod:PA</text:span><text:span text:style-name="T2">D Mix</text:span></text:p>
          </draw:text-box>
        </draw:frame>
        <draw:custom-shape draw:style-name="gr17" draw:text-style-name="P3" draw:layer="layout" svg:width="9.144cm" svg:height="6.096cm" svg:x="3.54cm" svg:y="1.5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4.45300967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508cm" svg:height="0.508cm" draw:transform="rotate (-1.5707963267949) translate (8.62cm 9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969cm" svg:y1="9.382cm" svg:x2="8.112cm" svg:y2="9.382cm">
          <text:p/>
        </draw:line>
        <draw:frame draw:style-name="gr16" draw:text-style-name="P4" draw:layer="layout" svg:width="1.905cm" svg:height="0.635cm" svg:x="7.35cm" svg:y="9.763cm">
          <draw:text-box>
            <text:p><text:span text:style-name="T2">ClipGain</text:span></text:p>
          </draw:text-box>
        </draw:frame>
        <draw:custom-shape draw:style-name="gr3" draw:text-style-name="P2" draw:layer="layout" svg:width="2.032cm" svg:height="1.016cm" svg:x="11.541cm" svg:y="15.224cm">
          <text:p text:style-name="P1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0.525cm" svg:y1="15.732cm" svg:x2="11.541cm" svg:y2="15.732cm">
          <text:p/>
        </draw:line>
        <draw:line draw:style-name="gr18" draw:text-style-name="P3" draw:layer="layout" svg:x1="13.573cm" svg:y1="15.732cm" svg:x2="14.589cm" svg:y2="15.732cm">
          <text:p/>
        </draw:line>
        <draw:custom-shape draw:style-name="gr5" draw:text-style-name="P1" draw:layer="layout" svg:width="0.508cm" svg:height="0.508cm" draw:transform="rotate (-1.5707963267949) translate (15.097cm 15.4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17.764cm" svg:y1="15.732cm" svg:x2="18.78cm" svg:y2="15.732cm">
          <text:p/>
        </draw:line>
        <draw:line draw:style-name="gr6" draw:text-style-name="P3" draw:layer="layout" svg:x1="12.176cm" svg:y1="13.954cm" svg:x2="12.176cm" svg:y2="15.224cm">
          <text:p/>
        </draw:line>
        <draw:line draw:style-name="gr6" draw:text-style-name="P3" draw:layer="layout" svg:x1="13.319cm" svg:y1="12.938cm" svg:x2="13.319cm" svg:y2="15.224cm">
          <text:p/>
        </draw:line>
        <draw:frame draw:style-name="gr10" draw:text-style-name="P4" draw:layer="layout" svg:width="2.195cm" svg:height="0.581cm" svg:x="10.906cm" svg:y="13.319cm">
          <draw:text-box>
            <text:p><text:span text:style-name="T2">Car.Cutoff</text:span></text:p>
          </draw:text-box>
        </draw:frame>
        <draw:frame draw:style-name="gr19" draw:text-style-name="P4" draw:layer="layout" svg:width="1.349cm" svg:height="0.581cm" svg:x="10.906cm" svg:y="12.23cm">
          <draw:text-box>
            <text:p><text:span text:style-name="T2">Car.Q</text:span></text:p>
          </draw:text-box>
        </draw:frame>
        <draw:frame draw:style-name="gr8" draw:text-style-name="P4" draw:layer="layout" svg:width="1.857cm" svg:height="0.581cm" svg:x="10.906cm" svg:y="11.214cm">
          <draw:text-box>
            <text:p><text:span text:style-name="T2">Car.Gain</text:span></text:p>
          </draw:text-box>
        </draw:frame>
        <draw:line draw:style-name="gr6" draw:text-style-name="P3" draw:layer="layout" svg:x1="14.843cm" svg:y1="11.922cm" svg:x2="14.843cm" svg:y2="15.478cm">
          <text:p/>
        </draw:line>
        <draw:custom-shape draw:style-name="gr9" draw:text-style-name="P2" draw:layer="layout" svg:width="3.429cm" svg:height="0.762cm" svg:x="3.921cm" svg:y="2.651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429cm" svg:height="0.762cm" svg:x="3.921cm" svg:y="4.683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3" draw:layer="layout" svg:x1="10.906cm" svg:y1="13.954cm" svg:x2="12.176cm" svg:y2="13.954cm">
          <text:p/>
        </draw:line>
        <draw:custom-shape draw:style-name="gr9" draw:text-style-name="P2" draw:layer="layout" svg:width="3.429cm" svg:height="0.762cm" svg:x="7.477cm" svg:y="11.541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21cm" svg:height="0.762cm" svg:x="7.985cm" svg:y="12.557cm">
          <text:p text:style-name="P1"><text:span text:style-name="T1">Exp.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3" draw:layer="layout" svg:x1="10.906cm" svg:y1="12.938cm" svg:x2="13.319cm" svg:y2="12.938cm">
          <text:p/>
        </draw:line>
        <draw:line draw:style-name="gr18" draw:text-style-name="P3" draw:layer="layout" svg:x1="10.906cm" svg:y1="11.922cm" svg:x2="14.843cm" svg:y2="11.922cm">
          <text:p/>
        </draw:line>
        <draw:custom-shape draw:style-name="gr5" draw:text-style-name="P1" draw:layer="layout" svg:width="0.508cm" svg:height="0.508cm" draw:transform="rotate (-1.5707963267949) translate (17.764cm 15.4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15.097cm" svg:y1="15.732cm" svg:x2="17.256cm" svg:y2="15.732cm">
          <text:p/>
        </draw:line>
        <draw:custom-shape draw:style-name="gr1" draw:text-style-name="P2" draw:layer="layout" svg:width="2.921cm" svg:height="0.762cm" svg:x="15.986cm" svg:y="13.573cm">
          <text:p text:style-name="P1"><text:span text:style-name="T1">Exp.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7.51cm" svg:y1="14.335cm" svg:x2="17.51cm" svg:y2="15.478cm">
          <text:p/>
        </draw:line>
        <draw:frame draw:style-name="gr20" draw:text-style-name="P4" draw:layer="layout" svg:width="2.026cm" svg:height="0.581cm" svg:x="17.516cm" svg:y="14.389cm">
          <draw:text-box>
            <text:p><text:span text:style-name="T2">GainDe</text:span><text:span text:style-name="T2">cay</text:span></text:p>
          </draw:text-box>
        </draw:frame>
        <draw:custom-shape draw:style-name="gr21" draw:text-style-name="P3" draw:layer="layout" svg:width="11.938cm" svg:height="5.969cm" svg:x="3.54cm" svg:y="11.16cm">
          <text:p/>
          <draw:enhanced-geometry svg:viewBox="0 0 21600 21600" draw:path-stretchpoint-x="10800" draw:path-stretchpoint-y="10800" draw:text-areas="?f3 ?f4 ?f5 ?f6" draw:type="round-rectangle" draw:modifiers="1654.45300967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7" draw:layer="layout" svg:width="1.772cm" svg:height="0.662cm" svg:x="18.659cm" svg:y="15.351cm">
          <draw:text-box>
            <text:p><text:span text:style-name="T1">output</text:span></text:p>
          </draw:text-box>
        </draw:frame>
        <draw:frame draw:style-name="gr23" draw:text-style-name="P6" draw:layer="layout" svg:width="2.28cm" svg:height="0.747cm" svg:x="3.8cm" svg:y="11.287cm">
          <draw:text-box>
            <text:p><text:span text:style-name="T3">Carrier</text:span></text:p>
          </draw:text-box>
        </draw:frame>
        <draw:frame draw:style-name="gr16" draw:text-style-name="P4" draw:layer="layout" svg:width="0.889cm" svg:height="0.635cm" svg:x="7.731cm" svg:y="15.224cm">
          <draw:text-box>
            <text:p><text:span text:style-name="T2">F</text:span><text:span text:style-name="T2">M</text:span></text:p>
          </draw:text-box>
        </draw:frame>
        <draw:frame draw:style-name="gr24" draw:text-style-name="P4" draw:layer="layout" svg:width="2.026cm" svg:height="0.911cm" svg:x="8.457cm" svg:y="16.167cm">
          <draw:text-box>
            <text:p><text:span text:style-name="T2">Frequency</text:span></text:p>
            <text:p><text:span text:style-name="T2">Detune</text:span></text:p>
          </draw:text-box>
        </draw:frame>
        <draw:custom-shape draw:style-name="gr5" draw:text-style-name="P1" draw:layer="layout" svg:width="0.508cm" svg:height="0.508cm" draw:transform="rotate (-1.5707963267949) translate (6.969cm 15.4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4" draw:layer="layout" svg:width="1.857cm" svg:height="0.581cm" svg:x="5.699cm" svg:y="14.843cm">
          <draw:text-box>
            <text:p><text:span text:style-name="T2">ModIndex</text:span></text:p>
          </draw:text-box>
        </draw:frame>
        <draw:line draw:style-name="gr18" draw:text-style-name="P3" draw:layer="layout" svg:x1="5.064cm" svg:y1="15.732cm" svg:x2="6.461cm" svg:y2="15.732cm">
          <text:p/>
        </draw:line>
        <draw:frame draw:style-name="gr25" draw:text-style-name="P4" draw:layer="layout" svg:width="2.365cm" svg:height="0.581cm" svg:x="11.414cm" svg:y="16.167cm">
          <draw:text-box>
            <text:p><text:span text:style-name="T2">Filter</text:span><text:span text:style-name="T2">Stack</text:span></text:p>
          </draw:text-box>
        </draw:frame>
        <draw:line draw:style-name="gr26" draw:text-style-name="P3" draw:layer="layout" svg:x1="2.778cm" svg:y1="13.192cm" svg:x2="4.81cm" svg:y2="13.192cm">
          <text:p/>
        </draw:line>
        <draw:frame draw:style-name="gr16" draw:text-style-name="P4" draw:layer="layout" svg:width="3.048cm" svg:height="0.635cm" svg:x="4.429cm" svg:y="9.89cm">
          <draw:text-box>
            <text:p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*</text:span><text:span text:style-name="T2">R</text:span><text:span text:style-name="T2">a</text:span><text:span text:style-name="T2">t</text:span><text:span text:style-name="T2">i</text:span><text:span text:style-name="T2">o</text:span></text:p>
          </draw:text-box>
        </draw:frame>
        <draw:frame draw:style-name="gr27" draw:text-style-name="P4" draw:layer="layout" svg:width="3.048cm" svg:height="0.911cm" svg:x="3.413cm" svg:y="5.826cm">
          <draw:text-box>
            <text:p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*</text:span><text:span text:style-name="T2">R</text:span><text:span text:style-name="T2">a</text:span><text:span text:style-name="T2">t</text:span><text:span text:style-name="T2">i</text:span><text:span text:style-name="T2">o</text:span></text:p>
            <text:p><text:span text:style-name="T2">B</text:span><text:span text:style-name="T2">a</text:span><text:span text:style-name="T2">n</text:span><text:span text:style-name="T2">d</text:span><text:span text:style-name="T2">W</text:span><text:span text:style-name="T2">i</text:span><text:span text:style-name="T2">d</text:span><text:span text:style-name="T2">t</text:span><text:span text:style-name="T2">h</text:span></text:p>
          </draw:text-box>
        </draw:frame>
        <draw:line draw:style-name="gr28" draw:text-style-name="P3" draw:layer="layout" svg:x1="2.778cm" svg:y1="15.732cm" svg:x2="4.556cm" svg:y2="15.732cm">
          <text:p/>
        </draw:line>
        <draw:line draw:style-name="gr6" draw:text-style-name="P3" draw:layer="layout" svg:x1="12.049cm" svg:y1="6.842cm" svg:x2="14.462cm" svg:y2="6.842cm">
          <text:p/>
        </draw:line>
        <draw:frame draw:style-name="gr29" draw:text-style-name="P7" draw:layer="layout" svg:width="1.349cm" svg:height="0.662cm" svg:x="14.335cm" svg:y="6.461cm">
          <draw:text-box>
            <text:p><text:span text:style-name="T1">To A</text:span></text:p>
          </draw:text-box>
        </draw:frame>
        <draw:frame draw:style-name="gr29" draw:text-style-name="P7" draw:layer="layout" svg:width="1.349cm" svg:height="0.662cm" svg:x="14.335cm" svg:y="9.001cm">
          <draw:text-box>
            <text:p><text:span text:style-name="T1">To B</text:span></text:p>
          </draw:text-box>
        </draw:frame>
        <draw:frame draw:style-name="gr29" draw:text-style-name="P7" draw:layer="layout" svg:width="0.714cm" svg:height="0.662cm" svg:x="2.016cm" svg:y="15.351cm">
          <draw:text-box>
            <text:p><text:span text:style-name="T1">B</text:span></text:p>
          </draw:text-box>
        </draw:frame>
        <draw:frame draw:style-name="gr29" draw:text-style-name="P7" draw:layer="layout" svg:width="0.714cm" svg:height="0.662cm" svg:x="2.016cm" svg:y="12.811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152cm" draw:marker-end-width="0.15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21:41:11.972203815</meta:creation-date>
    <meta:editing-duration>PT1H54M52S</meta:editing-duration>
    <meta:editing-cycles>107</meta:editing-cycles>
    <meta:generator>LibreOffice/6.0.6.2$Linux_X86_64 LibreOffice_project/00$Build-2</meta:generator>
    <dc:title>A4_Landscape</dc:title>
    <dc:date>2018-11-13T00:46:14.872627279</dc:date>
    <meta:document-statistic meta:object-count="76"/>
    <meta:template xlink:type="simple" xlink:actuate="onRequest" xlink:title="A4_Landscape" xlink:href="../../../../../Templates/A4_Landscape.otg" meta:date="2018-11-12T21:41:09.790290992"/>
  </office:meta>
</office:document-meta>
</file>